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은 돋움" svg:font-family="'은 돋움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은 돋움1" svg:font-family="'은 돋움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333333"/>
    </style:style>
    <style:style style:name="P3" style:family="paragraph" style:parent-style-name="Standard">
      <style:paragraph-properties fo:text-align="center" style:justify-single-word="false"/>
      <style:text-properties fo:color="#333333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33333" fo:font-size="5.69999980926514pt" fo:font-weight="bold" style:font-size-asian="5pt" style:font-weight-asian="bold" style:font-size-complex="5.69999980926514pt" style:font-weight-complex="bold"/>
    </style:style>
    <style:style style:name="P5" style:family="paragraph" style:parent-style-name="Standard">
      <style:paragraph-properties fo:padding="0cm" fo:border="none"/>
      <style:text-properties fo:color="#193da9" fo:background-color="#fedec7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deb, rpm 파일 설치 하기&gt;</text:p>
      <text:p text:style-name="P4"/>
      <text:p text:style-name="P2">※ ubuntu에서는 rpm파일은 deb로 변환하여 설치해야 함</text:p>
      <text:p text:style-name="P2">우분투(Ubuntu)를 쓰다보면 가끔씩 확장자가 deb이거나 또는 rpm인 파일 등을 볼 수가 있습니다.</text:p>
      <text:p text:style-name="P2">GUI 화면에서라면 더블 클릭이나 Installer 등을 연계하여 바로 설치할 수 있는데, </text:p>
      <text:p text:style-name="P2">터미널 명령어로는 어떻게 할 수 있는지 적어봅니다.</text:p>
      <text:p text:style-name="P2"/>
      <text:p text:style-name="P2"><text:span text:style-name="T1">1. deb </text:span><text:span text:style-name="T2">파일</text:span></text:p>
      <text:p text:style-name="P2">데비안 꾸러미 파일입니다. 우분투가 데비안 GNU/리눅스 배포판과 밀접한 관련이 있는데, </text:p>
      <text:p text:style-name="P2">deb 파일을 [설치]하기 위해서는 터미널에서 다음을 입력하면 됩니다. </text:p>
      <text:p text:style-name="P5"><text:span text:style-name="T1">dpkg -i [</text:span><text:span text:style-name="T2">패키지이름</text:span><text:span text:style-name="T1">.deb]</text:span></text:p>
      <text:p text:style-name="P5"><text:span text:style-name="T1"/></text:p>
      <text:p text:style-name="P2">설치 파일 [제거]의 경우</text:p>
      <text:p text:style-name="P5"><text:span text:style-name="T1">dpkg -r [</text:span><text:span text:style-name="T2">패키지이름</text:span><text:span text:style-name="T1">.deb]</text:span></text:p>
      <text:p text:style-name="P2"/>
      <text:p text:style-name="P2"><text:span text:style-name="T1">2. rpm </text:span><text:span text:style-name="T2">파일</text:span></text:p>
      <text:p text:style-name="P2">rpm 파일의 경우는 레드햇 패키지 관리자에서 사용되는 파일인데, 우분투에서는 rpm 파일을 사용하는 것을 권하지는 않습니다.</text:p>
      <text:p text:style-name="P2">대부분의 rpm 파일은 deb 파일로도 존재하기 때문에 deb 파일을 구해서 설치하는 것이 더 바람직하지만, 정 rpm 파일을 설치해야 할 일이 생긴다면 alien이라는 프로그램을 이용해서 rpm 파일을 deb 파일로 [변환]할 수 있습니다.</text:p>
      <text:p text:style-name="P5"><text:span text:style-name="T1">alien [</text:span><text:span text:style-name="T2">패키지이름</text:span><text:span text:style-name="T1">.rpm]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은 돋움" svg:font-family="'은 돋움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은 돋움1" svg:font-family="'은 돋움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은 돋움" fo:font-size="12pt" fo:language="en" fo:country="US" style:letter-kerning="true" style:font-name-asian="은 돋움1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은 돋움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al23 </meta:initial-creator>
    <meta:creation-date>2012-02-08T16:55:21</meta:creation-date>
    <meta:document-statistic meta:table-count="0" meta:image-count="0" meta:object-count="0" meta:page-count="1" meta:paragraph-count="15" meta:word-count="124" meta:character-count="573" meta:non-whitespace-character-count="461"/>
    <dc:date>2012-02-08T17:05:46</dc:date>
    <dc:creator>portal23 </dc:creator>
    <meta:editing-duration>PT10M25S</meta:editing-duration>
    <meta:editing-cycles>1</meta:editing-cycles>
    <meta:generator>LibreOffice/3.4$Linux LibreOffice_project/340m1$Build-402</meta:generator>
  </office:meta>
</office:document-meta>
</file>